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3cm" style:rel-column-width="16203*"/>
    </style:style>
    <style:style style:name="Table1.B" style:family="table-column">
      <style:table-column-properties style:column-width="10.702cm" style:rel-column-width="41253*"/>
    </style:style>
    <style:style style:name="Table1.C" style:family="table-column">
      <style:table-column-properties style:column-width="2.096cm" style:rel-column-width="8079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1f704" officeooo:paragraph-rsid="0001f7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c32" officeooo:paragraph-rsid="0010d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dcfb" officeooo:paragraph-rsid="000edc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77b2" officeooo:paragraph-rsid="000f77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officeooo:rsid="000ca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0</text:span></text:p>
      <text:p text:style-name="P1">Indipyclient : <text:span text:style-name="T1">0.3.0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5">control</text:span>, <text:span text:style-name="T5">on</text:span> raspberry pi, rw switch,<text:span text:style-name="T5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6">ligh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bincount.py</text:p>
          </table:table-cell>
          <table:table-cell table:style-name="Table1.A2" office:value-type="string">
            <text:p text:style-name="P13">One LightVector with four members changing every second</text:p>
          </table:table-cell>
          <table:table-cell table:style-name="Table1.C2" office:value-type="string">
            <text:p text:style-name="P14">O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tex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txrxtext.py</text:p>
          </table:table-cell>
          <table:table-cell table:style-name="Table1.A2" office:value-type="string">
            <text:p text:style-name="P14">One wo text, with ro text (five members) responding</text:p>
          </table:table-cell>
          <table:table-cell table:style-name="Table1.C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7-18T16:39:13.245050550</dc:date>
    <meta:editing-duration>PT51M35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1" meta:paragraph-count="35" meta:word-count="91" meta:character-count="626" meta:non-whitespace-character-count="570"/>
  </office:meta>
</office:document-meta>
</file>